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79391" calcext:value-type="float">
            <text:p>0.5079391</text:p>
          </table:table-cell>
          <table:table-cell office:value-type="float" office:value="0.0008185" calcext:value-type="float">
            <text:p>0.0008185</text:p>
          </table:table-cell>
          <table:table-cell office:value-type="float" office:value="0.5063349" calcext:value-type="float">
            <text:p>0.5063349</text:p>
          </table:table-cell>
          <table:table-cell office:value-type="float" office:value="0.5095433" calcext:value-type="float">
            <text:p>0.5095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20288" calcext:value-type="float">
            <text:p>0.1620288</text:p>
          </table:table-cell>
          <table:table-cell office:value-type="float" office:value="0.0006033" calcext:value-type="float">
            <text:p>0.0006033</text:p>
          </table:table-cell>
          <table:table-cell office:value-type="float" office:value="0.1608499" calcext:value-type="float">
            <text:p>0.1608499</text:p>
          </table:table-cell>
          <table:table-cell office:value-type="float" office:value="0.1632147" calcext:value-type="float">
            <text:p>0.1632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00321" calcext:value-type="float">
            <text:p>0.3300321</text:p>
          </table:table-cell>
          <table:table-cell office:value-type="float" office:value="0.0007698" calcext:value-type="float">
            <text:p>0.0007698</text:p>
          </table:table-cell>
          <table:table-cell office:value-type="float" office:value="0.328525" calcext:value-type="float">
            <text:p>0.328525</text:p>
          </table:table-cell>
          <table:table-cell office:value-type="float" office:value="0.3315427" calcext:value-type="float">
            <text:p>0.33154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4:39:00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5:00:43.563000000</dc:date>
    <meta:editing-duration>PT23M34S</meta:editing-duration>
    <meta:editing-cycles>5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